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ot-boring-movies/" text:style-name="Internet_20_link" text:visited-style-name="Visited_20_Internet_20_Link"><text:span text:style-name="T1">620. Not Boring Movies</text:span></text:a></text:p>
      <text:section text:style-name="Sect1" text:name="headlessui-popover-button-:r15:">
        <text:p text:style-name="Standard"/>
      </text:section>
      <text:p text:style-name="P4">Easy</text:p>
      <text:p text:style-name="P4">825</text:p>
      <text:p text:style-name="P4">521</text:p>
      <text:section text:style-name="Sect1" text:name="headlessui-popover-button-:r1a:">
        <text:p text:style-name="Standard"/>
      </text:section>
      <text:section text:style-name="Sect1" text:name="headlessui-popover-button-:r1d:">
        <text:p text:style-name="Standard"/>
      </text:section>
      <text:p text:style-name="P4">Companies</text:p>
      <text:p text:style-name="P4">SQL Schema</text:p>
      <text:p text:style-name="Horizontal_20_Line"/>
      <text:p text:style-name="P5"><text:span text:style-name="T1">Table: </text:span><text:span text:style-name="Source_20_Text"><text:span text:style-name="T2">Cinema</text:span></text:span></text:p>
      <text:p text:style-name="P2">+----------------+----------+</text:p>
      <text:p text:style-name="P2">| Column Name <text:s text:c="3"/>| Type <text:s text:c="4"/>|</text:p>
      <text:p text:style-name="P2">+----------------+----------+</text:p>
      <text:p text:style-name="P2">| id <text:s text:c="12"/>| int <text:s text:c="5"/>|</text:p>
      <text:p text:style-name="P2">| movie <text:s text:c="9"/>| varchar <text:s/>|</text:p>
      <text:p text:style-name="P2">| description <text:s text:c="3"/>| varchar <text:s/>|</text:p>
      <text:p text:style-name="P2">| rating <text:s text:c="8"/>| float <text:s text:c="3"/>|</text:p>
      <text:p text:style-name="P2">+----------------+----------+</text:p>
      <text:p text:style-name="P2">id is the primary key for this table.</text:p>
      <text:p text:style-name="P2">Each row contains information about the name of a movie, its genre, and its rating.</text:p>
      <text:p text:style-name="P1">rating is a 2 decimal places float in the range [0, 10]</text:p>
      <text:p text:style-name="P6"> </text:p>
      <text:p text:style-name="P5"><text:span text:style-name="T1">Write an SQL query to report the movies with an odd-numbered ID and a description that is not </text:span><text:span text:style-name="Source_20_Text"><text:span text:style-name="T2">"boring"</text:span></text:span><text:span text:style-name="T1">.</text:span></text:p>
      <text:p text:style-name="P5"><text:span text:style-name="T1">Return the result table ordered by </text:span><text:span text:style-name="Source_20_Text"><text:span text:style-name="T2">rating</text:span></text:span><text:span text:style-name="T1"> </text:span><text:span text:style-name="Strong_20_Emphasis"><text:span text:style-name="T1">in descending order</text:span></text:span><text:span text:style-name="T1">.</text:span></text:p>
      <text:p text:style-name="P6">The query result format is in the following example.</text:p>
      <text:p text:style-name="P6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Cinema table:</text:p>
      <text:p text:style-name="P2">+----+------------+-------------+--------+</text:p>
      <text:p text:style-name="P2">| id | movie <text:s text:c="5"/>| description | rating |</text:p>
      <text:p text:style-name="P2">+----+------------+-------------+--------+</text:p>
      <text:p text:style-name="P2">| 1 <text:s/>| War <text:s text:c="7"/>| great 3D <text:s text:c="3"/>| 8.9 <text:s text:c="3"/>|</text:p>
      <text:p text:style-name="P2">| 2 <text:s/>| Science <text:s text:c="3"/>| fiction <text:s text:c="4"/>| 8.5 <text:s text:c="3"/>|</text:p>
      <text:p text:style-name="P2">| 3 <text:s/>| irish <text:s text:c="5"/>| boring <text:s text:c="5"/>| 6.2 <text:s text:c="3"/>|</text:p>
      <text:p text:style-name="P2">| 4 <text:s/>| Ice song <text:s text:c="2"/>| Fantacy <text:s text:c="4"/>| 8.6 <text:s text:c="3"/>|</text:p>
      <text:p text:style-name="P2">| 5 <text:s/>| House card | Interesting | 9.1 <text:s text:c="3"/>|</text:p>
      <text:p text:style-name="P2">+----+------------+-------------+--------+</text:p>
      <text:p text:style-name="P3"><text:span text:style-name="Strong_20_Emphasis"><text:span text:style-name="T1">Output:</text:span></text:span><text:span text:style-name="T1"> </text:span></text:p>
      <text:p text:style-name="P2">+----+------------+-------------+--------+</text:p>
      <text:p text:style-name="P2">| id | movie <text:s text:c="5"/>| description | rating |</text:p>
      <text:p text:style-name="P2">+----+------------+-------------+--------+</text:p>
      <text:p text:style-name="P2">| 5 <text:s/>| House card | Interesting | 9.1 <text:s text:c="3"/>|</text:p>
      <text:p text:style-name="P2">| 1 <text:s/>| War <text:s text:c="7"/>| great 3D <text:s text:c="3"/>| 8.9 <text:s text:c="3"/>|</text:p>
      <text:p text:style-name="P2"><text:soft-page-break/>+----+------------+-------------+--------+</text:p>
      <text:p text:style-name="P3"><text:span text:style-name="Strong_20_Emphasis"><text:span text:style-name="T1">Explanation:</text:span></text:span><text:span text:style-name="T1"> </text:span></text:p>
      <text:p text:style-name="P1">We have three movies with odd-numbered IDs: 1, 3, and 5. The movie with ID = 3 is boring so we do not include it in the answer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21:54:53.131000000</dc:date>
    <meta:editing-duration>PT10S</meta:editing-duration>
    <meta:editing-cycles>1</meta:editing-cycles>
    <meta:document-statistic meta:table-count="0" meta:image-count="0" meta:object-count="0" meta:page-count="2" meta:paragraph-count="44" meta:word-count="271" meta:character-count="1498" meta:non-whitespace-character-count="1164"/>
    <meta:generator>LibreOffice/7.2.2.2$Windows_X86_64 LibreOffice_project/02b2acce88a210515b4a5bb2e46cbfb63fe97d56</meta:generator>
  </office:meta>
</office:document-meta>
</file>